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26ad2c" officeooo:paragraph-rsid="0026ad2c"/>
    </style:style>
    <style:style style:name="P7" style:family="paragraph" style:parent-style-name="Text_20_body" style:list-style-name="L2">
      <style:text-properties officeooo:rsid="00237842" officeooo:paragraph-rsid="001e3778"/>
    </style:style>
    <style:style style:name="P8" style:family="paragraph" style:parent-style-name="Text_20_body" style:list-style-name="L3">
      <style:text-properties officeooo:rsid="0025045d" officeooo:paragraph-rsid="001e3778"/>
    </style:style>
    <style:style style:name="P9" style:family="paragraph" style:parent-style-name="Text_20_body" style:list-style-name="L4">
      <style:text-properties officeooo:rsid="0025045d" officeooo:paragraph-rsid="0025045d"/>
    </style:style>
    <style:style style:name="P10" style:family="paragraph" style:parent-style-name="Text_20_body" style:list-style-name="L5">
      <style:text-properties officeooo:rsid="001ff9ec" officeooo:paragraph-rsid="001ff9ec"/>
    </style:style>
    <style:style style:name="P11" style:family="paragraph" style:parent-style-name="Text_20_body" style:list-style-name="L5">
      <style:text-properties officeooo:rsid="002748b0" officeooo:paragraph-rsid="002748b0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26ad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5</text:span></text:h>
      <text:p text:style-name="P3"><text:span text:style-name="T1">Total working hours -</text:span> <text:span text:style-name="T3">2</text:span>.</text:p>
      <text:p text:style-name="P1"><text:span text:style-name="T1">Tasks completed</text:span>:</text:p>
      <text:list xml:id="list6226678764840852908" text:style-name="L1">
        <text:list-item>
          <text:p text:style-name="P6">Documented source code references.</text:p>
        </text:list-item>
      </text:list>
      <text:p text:style-name="P4">Progress on the software:</text:p>
      <text:list xml:id="list6915933434553188355" text:style-name="L2">
        <text:list-item>
          <text:p text:style-name="P7"/>
        </text:list-item>
      </text:list>
      <text:p text:style-name="P4">Learned:</text:p>
      <text:list xml:id="list5922565759469614056" text:style-name="L3">
        <text:list-item>
          <text:p text:style-name="P8"/>
        </text:list-item>
      </text:list>
      <text:p text:style-name="P2"><text:span text:style-name="T1">Unclear / problems</text:span>:</text:p>
      <text:list xml:id="list4144002446719006398" text:style-name="L4">
        <text:list-item>
          <text:p text:style-name="P9"/>
        </text:list-item>
      </text:list>
      <text:p text:style-name="P2"><text:span text:style-name="T2">Next</text:span>:</text:p>
      <text:list xml:id="list1258824807455571114" text:style-name="L5">
        <text:list-item>
          <text:p text:style-name="P11">Find out how OpenSSL creates files in ECB mode</text:p>
        </text:list-item>
        <text:list-item>
          <text:p text:style-name="P10">Main progra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11T06:42:38.538890000</dc:date>
    <dc:creator>Riku Kalinen</dc:creator>
    <meta:editing-duration>PT2H9M12S</meta:editing-duration>
    <meta:editing-cycles>28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3" meta:word-count="40" meta:character-count="211" meta:non-whitespace-character-count="187"/>
  </office:meta>
</office:document-meta>
</file>